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84c2" officeooo:paragraph-rsid="000a84c2"/>
    </style:style>
    <style:style style:name="P2" style:family="paragraph" style:parent-style-name="Standard">
      <style:paragraph-properties fo:text-align="center" style:justify-single-word="false"/>
      <style:text-properties officeooo:rsid="000a84c2" officeooo:paragraph-rsid="000a84c2"/>
    </style:style>
    <style:style style:name="P3" style:family="paragraph" style:parent-style-name="Standard">
      <style:text-properties fo:font-style="italic" officeooo:rsid="001d51d7" officeooo:paragraph-rsid="000a84c2" style:font-style-asian="italic" style:font-style-complex="italic"/>
    </style:style>
    <style:style style:name="P4" style:family="paragraph" style:parent-style-name="Standard">
      <style:text-properties fo:font-style="italic" officeooo:rsid="000a84c2" officeooo:paragraph-rsid="000a84c2" style:font-style-asian="italic" style:font-style-complex="italic"/>
    </style:style>
    <style:style style:name="P5" style:family="paragraph" style:parent-style-name="Standard">
      <style:text-properties fo:font-style="italic" officeooo:rsid="000a84c2" officeooo:paragraph-rsid="000c6ab1" style:font-style-asian="italic" style:font-style-complex="italic"/>
    </style:style>
    <style:style style:name="P6" style:family="paragraph" style:parent-style-name="Standard">
      <style:text-properties fo:font-style="italic" officeooo:rsid="000c6ab1" officeooo:paragraph-rsid="000c6ab1" style:font-style-asian="italic" style:font-style-complex="italic"/>
    </style:style>
    <style:style style:name="P7" style:family="paragraph" style:parent-style-name="Standard" style:list-style-name="L1">
      <style:text-properties officeooo:paragraph-rsid="000ccaad"/>
    </style:style>
    <style:style style:name="P8" style:family="paragraph" style:parent-style-name="Standard">
      <style:text-properties officeooo:rsid="000c6ab1" officeooo:paragraph-rsid="000c6ab1"/>
    </style:style>
    <style:style style:name="P9" style:family="paragraph" style:parent-style-name="Standard">
      <style:text-properties officeooo:rsid="000c6ab1" officeooo:paragraph-rsid="000ccaad"/>
    </style:style>
    <style:style style:name="P10" style:family="paragraph" style:parent-style-name="Standard">
      <style:text-properties officeooo:rsid="00091e75" officeooo:paragraph-rsid="000ccaad"/>
    </style:style>
    <style:style style:name="P11" style:family="paragraph" style:parent-style-name="Standard">
      <style:text-properties officeooo:rsid="00091e75" officeooo:paragraph-rsid="0010b754"/>
    </style:style>
    <style:style style:name="P12" style:family="paragraph" style:parent-style-name="Standard">
      <style:text-properties officeooo:rsid="00091e75" officeooo:paragraph-rsid="001380a4"/>
    </style:style>
    <style:style style:name="P13" style:family="paragraph" style:parent-style-name="Standard">
      <style:text-properties officeooo:rsid="00091e75" officeooo:paragraph-rsid="00148c4d"/>
    </style:style>
    <style:style style:name="P14" style:family="paragraph" style:parent-style-name="Standard" style:list-style-name="L2">
      <style:text-properties officeooo:rsid="000ccaad" officeooo:paragraph-rsid="000ccaad"/>
    </style:style>
    <style:style style:name="P15" style:family="paragraph" style:parent-style-name="Standard">
      <style:text-properties officeooo:rsid="000ccaad" officeooo:paragraph-rsid="0010b754"/>
    </style:style>
    <style:style style:name="P16" style:family="paragraph" style:parent-style-name="Standard">
      <style:text-properties officeooo:paragraph-rsid="000c6ab1"/>
    </style:style>
    <style:style style:name="P17" style:family="paragraph" style:parent-style-name="Standard">
      <style:text-properties officeooo:rsid="000d0cd4" officeooo:paragraph-rsid="000d0cd4"/>
    </style:style>
    <style:style style:name="P18" style:family="paragraph" style:parent-style-name="Standard">
      <style:text-properties officeooo:rsid="000f0cc2" officeooo:paragraph-rsid="000f0cc2"/>
    </style:style>
    <style:style style:name="P19" style:family="paragraph" style:parent-style-name="Standard">
      <style:text-properties officeooo:rsid="0010b754" officeooo:paragraph-rsid="0010b754"/>
    </style:style>
    <style:style style:name="P20" style:family="paragraph" style:parent-style-name="Standard">
      <style:text-properties officeooo:rsid="0010b754" officeooo:paragraph-rsid="001380a4"/>
    </style:style>
    <style:style style:name="P21" style:family="paragraph" style:parent-style-name="Standard">
      <style:text-properties officeooo:rsid="00126879" officeooo:paragraph-rsid="00126879"/>
    </style:style>
    <style:style style:name="P22" style:family="paragraph" style:parent-style-name="Standard">
      <style:text-properties officeooo:rsid="001380a4" officeooo:paragraph-rsid="001380a4"/>
    </style:style>
    <style:style style:name="P23" style:family="paragraph" style:parent-style-name="Standard">
      <style:text-properties officeooo:rsid="0013e877" officeooo:paragraph-rsid="0013e877"/>
    </style:style>
    <style:style style:name="P24" style:family="paragraph" style:parent-style-name="Standard">
      <style:text-properties officeooo:rsid="0013e877" officeooo:paragraph-rsid="00148c4d"/>
    </style:style>
    <style:style style:name="P25" style:family="paragraph" style:parent-style-name="Standard">
      <style:text-properties officeooo:rsid="00148c4d" officeooo:paragraph-rsid="00148c4d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dcda6" style:font-style-asian="normal" style:font-style-complex="normal"/>
    </style:style>
    <style:style style:name="T3" style:family="text">
      <style:text-properties fo:font-style="normal" officeooo:rsid="000a84c2" style:font-style-asian="normal" style:font-style-complex="normal"/>
    </style:style>
    <style:style style:name="T4" style:family="text">
      <style:text-properties fo:font-style="normal" officeooo:rsid="001d51d7" style:font-style-asian="normal" style:font-style-complex="normal"/>
    </style:style>
    <style:style style:name="T5" style:family="text">
      <style:text-properties fo:font-style="normal" officeooo:rsid="000c6ab1" style:font-style-asian="normal" style:font-style-complex="normal"/>
    </style:style>
    <style:style style:name="T6" style:family="text">
      <style:text-properties fo:font-style="normal" officeooo:rsid="000ccaad" style:font-style-asian="normal" style:font-style-complex="normal"/>
    </style:style>
    <style:style style:name="T7" style:family="text">
      <style:text-properties fo:font-style="normal" officeooo:rsid="000b24f5" style:font-style-asian="normal" style:font-style-complex="normal"/>
    </style:style>
    <style:style style:name="T8" style:family="text">
      <style:text-properties fo:font-style="normal" officeooo:rsid="0010b754" style:font-style-asian="normal" style:font-style-complex="normal"/>
    </style:style>
    <style:style style:name="T9" style:family="text">
      <style:text-properties fo:font-style="normal" officeooo:rsid="00126879" style:font-style-asian="normal" style:font-style-complex="normal"/>
    </style:style>
    <style:style style:name="T10" style:family="text">
      <style:text-properties fo:font-style="normal" officeooo:rsid="001380a4" style:font-style-asian="normal" style:font-style-complex="normal"/>
    </style:style>
    <style:style style:name="T11" style:family="text">
      <style:text-properties fo:font-style="normal" officeooo:rsid="0013e877" style:font-style-asian="normal" style:font-style-complex="normal"/>
    </style:style>
    <style:style style:name="T12" style:family="text">
      <style:text-properties officeooo:rsid="000b24f5"/>
    </style:style>
    <style:style style:name="T13" style:family="text">
      <style:text-properties style:text-position="super 58%" fo:font-style="normal" style:font-style-asian="normal" style:font-style-complex="normal"/>
    </style:style>
    <style:style style:name="T14" style:family="text">
      <style:text-properties style:text-position="super 58%" fo:font-style="normal" officeooo:rsid="000b24f5" style:font-style-asian="normal" style:font-style-complex="normal"/>
    </style:style>
    <style:style style:name="T15" style:family="text">
      <style:text-properties style:text-position="super 58%" fo:font-style="normal" officeooo:rsid="001380a4" style:font-style-asian="normal" style:font-style-complex="normal"/>
    </style:style>
    <style:style style:name="T16" style:family="text">
      <style:text-properties style:text-position="super 58%" fo:font-style="normal" officeooo:rsid="0010b754" style:font-style-asian="normal" style:font-style-complex="normal"/>
    </style:style>
    <style:style style:name="T17" style:family="text">
      <style:text-properties style:text-position="super 58%" fo:font-style="normal" officeooo:rsid="00148c4d" style:font-style-asian="normal" style:font-style-complex="normal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normal" officeooo:rsid="0010b754" style:font-style-asian="normal" style:font-style-complex="normal"/>
    </style:style>
    <style:style style:name="T20" style:family="text">
      <style:text-properties style:text-position="0% 100%" fo:font-style="normal" officeooo:rsid="000b24f5" style:font-style-asian="normal" style:font-style-complex="normal"/>
    </style:style>
    <style:style style:name="T21" style:family="text">
      <style:text-properties style:text-position="0% 100%" fo:font-style="normal" officeooo:rsid="0013e877" style:font-style-asian="normal" style:font-style-complex="normal"/>
    </style:style>
    <style:style style:name="T22" style:family="text">
      <style:text-properties style:text-position="0% 100%" fo:font-style="normal" officeooo:rsid="00148c4d" style:font-style-asian="normal" style:font-style-complex="normal"/>
    </style:style>
    <style:style style:name="T23" style:family="text">
      <style:text-properties style:text-position="sub 58%" fo:font-style="normal" officeooo:rsid="00148c4d" style:font-style-asian="normal" style:font-style-complex="normal"/>
    </style:style>
    <style:style style:name="T24" style:family="text">
      <style:text-properties style:text-position="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063in" fo:min-width="0.1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mutations as Functions</text:p>
      <text:p text:style-name="P2">by Sven Nilsen, 2020</text:p>
      <text:p text:style-name="P1"/>
      <text:p text:style-name="P4">In this paper I describe permutations as functions.</text:p>
      <text:p text:style-name="P1"/>
      <text:p text:style-name="P3"><text:span text:style-name="T1">A permutation can be thought of as a </text:span><text:span text:style-name="T2">constrained</text:span><text:span text:style-name="T1"> function `f` that maps </text:span><text:span text:style-name="T2">to the same type </text:span><text:span text:style-name="T3">as input</text:span><text:span text:style-name="T1">:</text:span></text:p>
      <text:p text:style-name="P3"><text:span text:style-name="T1"/></text:p>
      <text:p text:style-name="P3"><text:span text:style-name="T1"><text:tab/>f : </text:span><text:span text:style-name="T2">T</text:span><text:span text:style-name="T1"> → </text:span><text:span text:style-name="T2">T<text:tab/><text:tab/></text:span><text:span text:style-name="T1">∀f &lt;=&gt; ∃f</text:span></text:p>
      <text:p text:style-name="P3"><text:span text:style-name="T1"/></text:p>
      <text:p text:style-name="P3"><text:span text:style-name="T1">With the constraint that the </text:span><text:span text:style-name="T2">trivial path is the same as the existential path.</text:span></text:p>
      <text:p text:style-name="P4"><text:span text:style-name="T1">This implies that the trivial path and the existential path have the same size:</text:span></text:p>
      <text:p text:style-name="P4"><text:span text:style-name="T1"/></text:p>
      <text:p text:style-name="P4"><text:span text:style-name="T1"><text:tab/>|</text:span><text:span text:style-name="T4">∀f</text:span><text:span text:style-name="T1">|</text:span><text:span text:style-name="T4"> = </text:span><text:span text:style-name="T1">|</text:span><text:span text:style-name="T4">∃f</text:span><text:span text:style-name="T1">|</text:span></text:p>
      <text:p text:style-name="P4"><text:span text:style-name="T1"/></text:p>
      <text:p text:style-name="P4"><text:span text:style-name="T1">Therefore, a permutation is a structure preserving function.</text:span></text:p>
      <text:p text:style-name="P4"><text:span text:style-name="T1">In fact, all total structure preserving functions that maps to the same type are permutations.</text:span></text:p>
      <text:p text:style-name="P4"><text:span text:style-name="T1"/></text:p>
      <text:p text:style-name="P4"><text:span text:style-name="T1">The identity function </text:span><text:span text:style-name="T5">`id` is also a permutation, with a special property for any permutation `f`:</text:span></text:p>
      <text:p text:style-name="P4"><text:span text:style-name="T1"/></text:p>
      <text:p text:style-name="P5"><text:span text:style-name="T1"><text:tab/></text:span><text:span text:style-name="T5">id · f &lt;=&gt; f · id &lt;=&gt; f</text:span></text:p>
      <text:p text:style-name="P5"><text:span text:style-name="T5"/></text:p>
      <text:p text:style-name="P6"><text:span text:style-name="T1">All permutations as functions can be generated from the identity function by either:</text:span></text:p>
      <text:p text:style-name="P16"/>
      <text:list xml:id="list7296577999663304445" text:style-name="L1">
        <text:list-item>
          <text:p text:style-name="P7"><text:span text:style-name="T5">Permuting its inputs while keeping its outputs in same order, </text:span><text:span text:style-name="T6">called the “left” permutation</text:span></text:p>
        </text:list-item>
        <text:list-item>
          <text:p text:style-name="P7"><text:span text:style-name="T5">Permuting its outputs while keeping its inputs in same order, </text:span><text:span text:style-name="T6">called the “right” permutation</text:span></text:p>
        </text:list-item>
      </text:list>
      <text:p text:style-name="P8"><text:span text:style-name="T1"/></text:p>
      <text:p text:style-name="P8"><text:span text:style-name="T6">There is a natural number associated with </text:span><text:span text:style-name="T1">permutations `[0, |T|)` in increasing order:</text:span></text:p>
      <text:p text:style-name="P8"><text:span text:style-name="T1"/></text:p>
      <text:p text:style-name="P8"><text:span text:style-name="T1"><text:tab/>0<text:tab/>0123</text:span></text:p>
      <text:p text:style-name="P8"><text:span text:style-name="T1"><text:tab/>1<text:tab/>0132</text:span></text:p>
      <text:p text:style-name="P8"><text:span text:style-name="T1"><text:tab/>2<text:tab/>0213</text:span></text:p>
      <text:p text:style-name="P8"><text:span text:style-name="T1"><text:tab/>…</text:span></text:p>
      <text:p text:style-name="P8"><text:span text:style-name="T1"><text:tab/>23<text:tab/>3210</text:span></text:p>
      <text:p text:style-name="P8"><text:span text:style-name="T1"/></text:p>
      <text:p text:style-name="P9"><text:span text:style-name="T1">If `T` has a total order, all such functions have </text:span><text:span text:style-name="T6">two</text:span><text:span text:style-name="T1"> natural associated number</text:span><text:span text:style-name="T6">s:</text:span></text:p>
      <text:p text:style-name="P9"><text:span text:style-name="T1"/></text:p>
      <text:list xml:id="list2236439141330548036" text:style-name="L2">
        <text:list-item>
          <text:p text:style-name="P14"><text:span text:style-name="T1">The left number of `f` describes the order it was generated from `id` by permuting inputs</text:span></text:p>
        </text:list-item>
        <text:list-item>
          <text:p text:style-name="P14"><text:span text:style-name="T1">The right number of `f` describes the order it was generated from `id` by permuting outputs</text:span></text:p>
        </text:list-item>
      </text:list>
      <text:p text:style-name="P8"><text:span text:style-name="T1"/></text:p>
      <text:p text:style-name="P17"><text:span text:style-name="T1">The identity function has `0` as the same left and right number.</text:span></text:p>
      <text:p text:style-name="P17"><text:span text:style-name="T1"/></text:p>
      <text:p text:style-name="P17"><text:span text:style-name="T1">Another function with same left and right number is the last </text:span><text:span text:style-name="T11">permutation</text:span><text:span text:style-name="T1">,<text:line-break/>since reversing the inputs gives the same function as when reversing the outputs:</text:span></text:p>
      <text:p text:style-name="P17"><text:span text:style-name="T1"/></text:p>
      <text:p text:style-name="P17"><text:span text:style-name="T1"><text:tab/>01234<text:tab/><text:tab/>43210</text:span></text:p>
      <text:p text:style-name="P17"><text:span text:style-name="T1"><text:tab/>43210<text:tab/><text:tab/>01234</text:span></text:p>
      <text:p text:style-name="P18"><text:soft-page-break/><text:span text:style-name="T1">In general, all functions with same left and right number have the </text:span><text:span text:style-name="T11">following </text:span><text:span text:style-name="T1">property:</text:span></text:p>
      <text:p text:style-name="P18"><text:span text:style-name="T1"/></text:p>
      <text:p text:style-name="P18"><text:span text:style-name="T1"><text:tab/>f</text:span><text:span text:style-name="T13">-1</text:span><text:span text:style-name="T1"> &lt;=&gt; f</text:span></text:p>
      <text:p text:style-name="P18"><text:span text:style-name="T1"/></text:p>
      <text:p text:style-name="P18"><text:span text:style-name="T1">This is because a function `g` that has same right number as `f`’s left number is the inverse:</text:span></text:p>
      <text:p text:style-name="P18"><text:span text:style-name="T1"/></text:p>
      <text:p text:style-name="P18"><text:span text:style-name="T1"><text:tab/>right(g) = left(f)<text:tab/>&lt;=&gt;<text:tab/><text:tab/>g &lt;=&gt; f</text:span><text:span text:style-name="T13">-1</text:span></text:p>
      <text:p text:style-name="P17"><text:span text:style-name="T1"/></text:p>
      <text:p text:style-name="P21"><text:span text:style-name="T1">When </text:span><text:span text:style-name="T10">`f`’s</text:span><text:span text:style-name="T1"> left number is the same as the right number,<text:line-break/>the function `g` that has same right number, is `f` itself, therefore </text:span><text:span text:style-name="T10">`f`</text:span><text:span text:style-name="T1"> is its own inverse.</text:span></text:p>
      <text:p text:style-name="P21"><text:span text:style-name="T1"/></text:p>
      <text:p text:style-name="P18"><text:span text:style-name="T8">Since the inverse of a function is unique</text:span><text:span text:style-name="T1">, `g`’s left number must be `f`’s right number:</text:span></text:p>
      <text:p text:style-name="P18"><text:span text:style-name="T1"/></text:p>
      <text:p text:style-name="P18"><text:span text:style-name="T1"><text:tab/>left(g) = right(f)<text:tab/>&lt;=&gt;<text:tab/><text:tab/>g</text:span><text:span text:style-name="T13">-1</text:span><text:span text:style-name="T1"> &lt;=&gt; f</text:span></text:p>
      <text:p text:style-name="P17"><text:span text:style-name="T1"/></text:p>
      <text:p text:style-name="P19"><text:span text:style-name="T1">From </text:span><text:span text:style-name="T10">any</text:span><text:span text:style-name="T1"> function `f` to </text:span><text:span text:style-name="T10">any</text:span><text:span text:style-name="T1"> function `g`, there is an associated function `h`:</text:span></text:p>
      <text:p text:style-name="P15"><text:span text:style-name="T1"/></text:p>
      <text:p text:style-name="P11"><draw:custom-shape text:anchor-type="paragraph" draw:z-index="0" draw:name="Shape8" draw:style-name="gr1" draw:text-style-name="P26" svg:width="0.1496in" svg:height="0.1496in" svg:x="1.6335in" svg:y="0.2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8" draw:style-name="gr1" draw:text-style-name="P26" svg:width="0.1496in" svg:height="0.1496in" svg:x="2.5256in" svg:y="0.2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8" draw:style-name="gr1" draw:text-style-name="P26" svg:width="0.1496in" svg:height="0.1496in" svg:x="2.5256in" svg:y="1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9" draw:style-name="gr2" draw:text-style-name="P26" svg:x1="1.8346in" svg:y1="0.3354in" svg:x2="2.4819in" svg:y2="0.3354in"><text:p/></draw:line><draw:line text:anchor-type="paragraph" draw:z-index="4" draw:name="Shape9" draw:style-name="gr2" draw:text-style-name="P26" svg:x1="2.6047in" svg:y1="0.4665in" svg:x2="2.6047in" svg:y2="0.965in"><text:p/></draw:line><draw:line text:anchor-type="paragraph" draw:z-index="5" draw:name="Shape9" draw:style-name="gr2" draw:text-style-name="P26" svg:x1="1.7827in" svg:y1="0.4146in" svg:x2="2.4819in" svg:y2="1.0701in"><text:p/></draw:line><draw:frame text:anchor-type="paragraph" draw:z-index="6" draw:name="Shape10" draw:style-name="gr3" draw:text-style-name="P27" svg:width="0.2894in" svg:height="0.2362in" svg:x="2.1236in" svg:y="0.0118in"><draw:text-box><text:p>f</text:p></draw:text-box></draw:frame><draw:frame text:anchor-type="paragraph" draw:z-index="7" draw:name="Shape10" draw:style-name="gr3" draw:text-style-name="P27" svg:width="0.2894in" svg:height="0.2362in" svg:x="1.9484in" svg:y="0.7035in"><draw:text-box><text:p>g</text:p></draw:text-box></draw:frame><draw:frame text:anchor-type="paragraph" draw:z-index="8" draw:name="Shape10" draw:style-name="gr3" draw:text-style-name="P27" svg:width="0.2894in" svg:height="0.2362in" svg:x="2.7535in" svg:y="0.5201in"><draw:text-box><text:p>h</text:p></draw:text-box></draw:frame><draw:custom-shape text:anchor-type="paragraph" draw:z-index="9" draw:name="Shape8" draw:style-name="gr1" draw:text-style-name="P26" svg:width="0.1496in" svg:height="0.1496in" svg:x="3.5319in" svg:y="0.2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8" draw:style-name="gr1" draw:text-style-name="P26" svg:width="0.1496in" svg:height="0.1496in" svg:x="4.4244in" svg:y="0.2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8" draw:style-name="gr1" draw:text-style-name="P26" svg:width="0.1496in" svg:height="0.1496in" svg:x="4.4244in" svg:y="1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9" draw:style-name="gr4" draw:text-style-name="P26" svg:x1="3.7335in" svg:y1="0.3528in" svg:x2="4.3807in" svg:y2="0.3528in"><text:p/></draw:line><draw:line text:anchor-type="paragraph" draw:z-index="13" draw:name="Shape9" draw:style-name="gr2" draw:text-style-name="P26" svg:x1="4.5035in" svg:y1="0.4839in" svg:x2="4.5035in" svg:y2="0.9823in"><text:p/></draw:line><draw:line text:anchor-type="paragraph" draw:z-index="14" draw:name="Shape9" draw:style-name="gr2" draw:text-style-name="P26" svg:x1="3.6811in" svg:y1="0.4319in" svg:x2="4.3803in" svg:y2="1.0874in"><text:p/></draw:line><draw:frame text:anchor-type="paragraph" draw:z-index="15" draw:name="Shape10" draw:style-name="gr3" draw:text-style-name="P27" svg:width="0.2894in" svg:height="0.2362in" svg:x="4.022in" svg:y="0.0291in"><draw:text-box><text:p>f<text:span text:style-name="T24">-1</text:span></text:p></draw:text-box></draw:frame><draw:frame text:anchor-type="paragraph" draw:z-index="16" draw:name="Shape10" draw:style-name="gr3" draw:text-style-name="P27" svg:width="0.2894in" svg:height="0.2362in" svg:x="3.8472in" svg:y="0.7209in"><draw:text-box><text:p>g</text:p></draw:text-box></draw:frame><draw:frame text:anchor-type="paragraph" draw:z-index="17" draw:name="Shape10" draw:style-name="gr3" draw:text-style-name="P27" svg:width="0.2894in" svg:height="0.2362in" svg:x="4.652in" svg:y="0.5374in"><draw:text-box><text:p>h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3"><text:tab/><text:span text:style-name="T12">g &lt;=&gt; h · f</text:span></text:p>
      <text:p text:style-name="P12"><text:span text:style-name="T1"><text:tab/></text:span><text:span text:style-name="T7">g · f</text:span><text:span text:style-name="T14">-1</text:span><text:span text:style-name="T7"> &lt;=&gt; h</text:span></text:p>
      <text:p text:style-name="P10"><text:span text:style-name="T1"/></text:p>
      <text:p text:style-name="P19"><text:span text:style-name="T1">For all functions </text:span><text:span text:style-name="T9">`g` </text:span><text:span text:style-name="T1">with same </text:span><text:span text:style-name="T9">right number</text:span><text:span text:style-name="T1"> </text:span><text:span text:style-name="T9">as `f’`’s left number,</text:span><text:span text:style-name="T1"> `h &lt;=&gt; </text:span><text:span text:style-name="T10">f</text:span><text:span text:style-name="T15">-2</text:span><text:span text:style-name="T1">`:</text:span></text:p>
      <text:p text:style-name="P19"><text:span text:style-name="T1"/></text:p>
      <text:p text:style-name="P20"><text:span text:style-name="T1"><text:tab/></text:span><text:span text:style-name="T7">g · </text:span><text:span text:style-name="T1">f</text:span><text:span text:style-name="T13">-1</text:span><text:span text:style-name="T7"> &lt;=&gt; h</text:span></text:p>
      <text:p text:style-name="P19"><text:span text:style-name="T7"><text:tab/></text:span><text:span text:style-name="T1">f</text:span><text:span text:style-name="T13">-1</text:span><text:span text:style-name="T1"> </text:span><text:span text:style-name="T7">· </text:span><text:span text:style-name="T1">f</text:span><text:span text:style-name="T13">-1</text:span><text:span text:style-name="T1"> &lt;=&gt; h</text:span></text:p>
      <text:p text:style-name="P19"><text:span text:style-name="T1"><text:tab/>f</text:span><text:span text:style-name="T13">-</text:span><text:span text:style-name="T15">2</text:span><text:span text:style-name="T7"> &lt;=&gt; h</text:span></text:p>
      <text:p text:style-name="P19"><text:span text:style-name="T1"/></text:p>
      <text:p text:style-name="P22"><text:span text:style-name="T9">W</text:span><text:span text:style-name="T1">hen `f` is its own inverse, `h &lt;=&gt; id`:</text:span></text:p>
      <text:p text:style-name="P22"><text:span text:style-name="T1"/></text:p>
      <text:p text:style-name="P22"><text:span text:style-name="T1"><text:tab/>h</text:span></text:p>
      <text:p text:style-name="P22"><text:span text:style-name="T1"><text:tab/>f</text:span><text:span text:style-name="T13">-2</text:span></text:p>
      <text:p text:style-name="P22"><text:span text:style-name="T1"><text:tab/></text:span><text:span text:style-name="T8">f</text:span><text:span text:style-name="T16">-1</text:span><text:span text:style-name="T8"> </text:span><text:span text:style-name="T7">· </text:span><text:span text:style-name="T8">f</text:span><text:span text:style-name="T16">-1</text:span></text:p>
      <text:p text:style-name="P22"><text:span text:style-name="T19"><text:tab/>f</text:span><text:span text:style-name="T16">-1</text:span><text:span text:style-name="T19"> </text:span><text:span text:style-name="T20">· </text:span><text:span text:style-name="T19">f<text:tab/><text:tab/></text:span><text:span text:style-name="T18">using `f &lt;=&gt; f</text:span><text:span text:style-name="T13">-1</text:span><text:span text:style-name="T18">`</text:span></text:p>
      <text:p text:style-name="P22"><text:span text:style-name="T19"><text:tab/></text:span><text:span text:style-name="T18">id</text:span></text:p>
      <text:p text:style-name="P22"><text:span text:style-name="T21"/></text:p>
      <text:p text:style-name="P23"><text:span text:style-name="T18">So, from one right permutation `f</text:span><text:span text:style-name="T23">r</text:span><text:span text:style-name="T18">` to another right permutation `g</text:span><text:span text:style-name="T23">r</text:span><text:span text:style-name="T18">`,<text:line-break/>one can perform a right permutation </text:span><text:span text:style-name="T22">`h</text:span><text:span text:style-name="T23">r</text:span><text:span text:style-name="T22">`:</text:span></text:p>
      <text:p text:style-name="P23"><text:span text:style-name="T18"/></text:p>
      <text:p text:style-name="P24"><text:span text:style-name="T18"><text:tab/></text:span><text:span text:style-name="T20">g</text:span><text:span text:style-name="T23">r</text:span><text:span text:style-name="T20"> · </text:span><text:span text:style-name="T22">f</text:span><text:span text:style-name="T23">r</text:span><text:span text:style-name="T17">-1</text:span><text:span text:style-name="T22"> &lt;=&gt; h</text:span><text:span text:style-name="T23">r</text:span></text:p>
      <text:p text:style-name="P24"><text:span text:style-name="T22"/></text:p>
      <text:p text:style-name="P25"><text:span text:style-name="T22">S</text:span><text:span text:style-name="T18">uch that this composed permutation generated from `id` gives `g`:</text:span></text:p>
      <text:p text:style-name="P24"><text:span text:style-name="T22"/></text:p>
      <text:p text:style-name="P13"><text:span text:style-name="T22"><text:tab/></text:span><text:span text:style-name="T20">g &lt;=&gt; h · 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15:05.001675000</meta:creation-date>
    <dc:date>2020-04-27T17:57:30.225295000</dc:date>
    <meta:editing-duration>PT8M28S</meta:editing-duration>
    <meta:editing-cycles>1</meta:editing-cycles>
    <meta:document-statistic meta:table-count="0" meta:image-count="0" meta:object-count="0" meta:page-count="2" meta:paragraph-count="52" meta:word-count="480" meta:character-count="2567" meta:non-whitespace-character-count="2112"/>
    <meta:generator>LibreOffice/5.1.2.2$MacOSX_X86_64 LibreOffice_project/d3bf12ecb743fc0d20e0be0c58ca359301eb705f</meta:generator>
  </office:meta>
</office:document-meta>
</file>